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101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09KS-04(B) point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KS_04(B)_ol1</text:p>
          </table:table-cell>
          <table:table-cell office:value-type="float" office:value="47.0262" calcext:value-type="float">
            <text:p>47.0262</text:p>
          </table:table-cell>
          <table:table-cell office:value-type="float" office:value="40.5188" calcext:value-type="float">
            <text:p>40.5188</text:p>
          </table:table-cell>
          <table:table-cell office:value-type="float" office:value="0" calcext:value-type="float">
            <text:p>0</text:p>
          </table:table-cell>
          <table:table-cell office:value-type="float" office:value="0.0645" calcext:value-type="float">
            <text:p>0.0645</text:p>
          </table:table-cell>
          <table:table-cell office:value-type="float" office:value="11.3843" calcext:value-type="float">
            <text:p>11.384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18" calcext:value-type="float">
            <text:p>0.18</text:p>
          </table:table-cell>
          <table:table-cell office:value-type="float" office:value="0.269" calcext:value-type="float">
            <text:p>0.269</text:p>
          </table:table-cell>
          <table:table-cell office:value-type="float" office:value="99.8256" calcext:value-type="float">
            <text:p>99.8256</text:p>
          </table:table-cell>
          <table:table-cell table:formula="of:=100*[.C5]/([.C5]+[.G5])" office:value-type="float" office:value="80.5098398404397" calcext:value-type="float">
            <text:p>80.5098398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KS_04(B)_ol1</text:p>
          </table:table-cell>
          <table:table-cell office:value-type="float" office:value="46.8528" calcext:value-type="float">
            <text:p>46.8528</text:p>
          </table:table-cell>
          <table:table-cell office:value-type="float" office:value="40.608" calcext:value-type="float">
            <text:p>40.608</text:p>
          </table:table-cell>
          <table:table-cell office:value-type="float" office:value="0" calcext:value-type="float">
            <text:p>0</text:p>
          </table:table-cell>
          <table:table-cell office:value-type="float" office:value="0.0585" calcext:value-type="float">
            <text:p>0.0585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2729" calcext:value-type="float">
            <text:p>0.2729</text:p>
          </table:table-cell>
          <table:table-cell office:value-type="float" office:value="99.7435" calcext:value-type="float">
            <text:p>99.7435</text:p>
          </table:table-cell>
          <table:table-cell table:formula="of:=100*[.C6]/([.C6]+[.G6])" office:value-type="float" office:value="80.4308156072807" calcext:value-type="float">
            <text:p>80.4308156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KS_04(B)_ol1</text:p>
          </table:table-cell>
          <table:table-cell office:value-type="float" office:value="46.775" calcext:value-type="float">
            <text:p>46.775</text:p>
          </table:table-cell>
          <table:table-cell office:value-type="float" office:value="40.741" calcext:value-type="float">
            <text:p>40.741</text:p>
          </table:table-cell>
          <table:table-cell office:value-type="float" office:value="0" calcext:value-type="float">
            <text:p>0</text:p>
          </table:table-cell>
          <table:table-cell office:value-type="float" office:value="0.0597" calcext:value-type="float">
            <text:p>0.0597</text:p>
          </table:table-cell>
          <table:table-cell office:value-type="float" office:value="11.4007" calcext:value-type="float">
            <text:p>11.4007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2768" calcext:value-type="float">
            <text:p>0.2768</text:p>
          </table:table-cell>
          <table:table-cell office:value-type="float" office:value="99.799" calcext:value-type="float">
            <text:p>99.799</text:p>
          </table:table-cell>
          <table:table-cell table:formula="of:=100*[.C7]/([.C7]+[.G7])" office:value-type="float" office:value="80.4029861265099" calcext:value-type="float">
            <text:p>80.4029861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KS_04(B)_ol2</text:p>
          </table:table-cell>
          <table:table-cell office:value-type="float" office:value="46.6259" calcext:value-type="float">
            <text:p>46.6259</text:p>
          </table:table-cell>
          <table:table-cell office:value-type="float" office:value="40.6376" calcext:value-type="float">
            <text:p>40.63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612" calcext:value-type="float">
            <text:p>0.0612</text:p>
          </table:table-cell>
          <table:table-cell office:value-type="float" office:value="11.2767" calcext:value-type="float">
            <text:p>11.2767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081" calcext:value-type="float">
            <text:p>0.3081</text:p>
          </table:table-cell>
          <table:table-cell office:value-type="float" office:value="99.4513" calcext:value-type="float">
            <text:p>99.4513</text:p>
          </table:table-cell>
          <table:table-cell table:formula="of:=100*[.C8]/([.C8]+[.G8])" office:value-type="float" office:value="80.5247087350136" calcext:value-type="float">
            <text:p>80.524708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KS_04(B)_ol2</text:p>
          </table:table-cell>
          <table:table-cell office:value-type="float" office:value="46.7874" calcext:value-type="float">
            <text:p>46.7874</text:p>
          </table:table-cell>
          <table:table-cell office:value-type="float" office:value="40.4155" calcext:value-type="float">
            <text:p>40.415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.8842" calcext:value-type="float">
            <text:p>11.884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315" calcext:value-type="float">
            <text:p>0.31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3036" calcext:value-type="float">
            <text:p>0.3036</text:p>
          </table:table-cell>
          <table:table-cell office:value-type="float" office:value="99.9921" calcext:value-type="float">
            <text:p>99.9921</text:p>
          </table:table-cell>
          <table:table-cell table:formula="of:=100*[.C9]/([.C9]+[.G9])" office:value-type="float" office:value="79.7445442087824" calcext:value-type="float">
            <text:p>79.7445442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9KS_04(B)_ol2</text:p>
          </table:table-cell>
          <table:table-cell office:value-type="float" office:value="46.8188" calcext:value-type="float">
            <text:p>46.8188</text:p>
          </table:table-cell>
          <table:table-cell office:value-type="float" office:value="40.5461" calcext:value-type="float">
            <text:p>40.546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58" calcext:value-type="float">
            <text:p>0.0558</text:p>
          </table:table-cell>
          <table:table-cell office:value-type="float" office:value="11.0764" calcext:value-type="float">
            <text:p>11.0764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089" calcext:value-type="float">
            <text:p>0.3089</text:p>
          </table:table-cell>
          <table:table-cell office:value-type="float" office:value="99.359" calcext:value-type="float">
            <text:p>99.359</text:p>
          </table:table-cell>
          <table:table-cell table:formula="of:=100*[.C10]/([.C10]+[.G10])" office:value-type="float" office:value="80.868189418121" calcext:value-type="float">
            <text:p>80.8681894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KS_04(B)_ol3</text:p>
          </table:table-cell>
          <table:table-cell office:value-type="float" office:value="46.7773" calcext:value-type="float">
            <text:p>46.7773</text:p>
          </table:table-cell>
          <table:table-cell office:value-type="float" office:value="40.498" calcext:value-type="float">
            <text:p>40.4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06" calcext:value-type="float">
            <text:p>0.0506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3126" calcext:value-type="float">
            <text:p>0.3126</text:p>
          </table:table-cell>
          <table:table-cell office:value-type="float" office:value="99.7574" calcext:value-type="float">
            <text:p>99.7574</text:p>
          </table:table-cell>
          <table:table-cell table:formula="of:=100*[.C11]/([.C11]+[.G11])" office:value-type="float" office:value="80.167439309677" calcext:value-type="float">
            <text:p>80.1674393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9KS_04(B)_ol3</text:p>
          </table:table-cell>
          <table:table-cell office:value-type="float" office:value="46.8396" calcext:value-type="float">
            <text:p>46.8396</text:p>
          </table:table-cell>
          <table:table-cell office:value-type="float" office:value="40.5227" calcext:value-type="float">
            <text:p>40.522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12" calcext:value-type="float">
            <text:p>0.0512</text:p>
          </table:table-cell>
          <table:table-cell office:value-type="float" office:value="11.0211" calcext:value-type="float">
            <text:p>11.021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3136" calcext:value-type="float">
            <text:p>0.3136</text:p>
          </table:table-cell>
          <table:table-cell office:value-type="float" office:value="99.3211" calcext:value-type="float">
            <text:p>99.3211</text:p>
          </table:table-cell>
          <table:table-cell table:formula="of:=100*[.C12]/([.C12]+[.G12])" office:value-type="float" office:value="80.9523562625409" calcext:value-type="float">
            <text:p>80.9523562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KS_04(B)_ol3</text:p>
          </table:table-cell>
          <table:table-cell office:value-type="float" office:value="46.5365" calcext:value-type="float">
            <text:p>46.5365</text:p>
          </table:table-cell>
          <table:table-cell office:value-type="float" office:value="40.6449" calcext:value-type="float">
            <text:p>40.6449</text:p>
          </table:table-cell>
          <table:table-cell office:value-type="float" office:value="0" calcext:value-type="float">
            <text:p>0</text:p>
          </table:table-cell>
          <table:table-cell office:value-type="float" office:value="0.0296" calcext:value-type="float">
            <text:p>0.0296</text:p>
          </table:table-cell>
          <table:table-cell office:value-type="float" office:value="11.3065" calcext:value-type="float">
            <text:p>11.306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3142" calcext:value-type="float">
            <text:p>0.3142</text:p>
          </table:table-cell>
          <table:table-cell office:value-type="float" office:value="99.3981" calcext:value-type="float">
            <text:p>99.3981</text:p>
          </table:table-cell>
          <table:table-cell table:formula="of:=100*[.C13]/([.C13]+[.G13])" office:value-type="float" office:value="80.4531231091057" calcext:value-type="float">
            <text:p>80.4531231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KS_04(B)_ol4</text:p>
          </table:table-cell>
          <table:table-cell office:value-type="float" office:value="46.6948" calcext:value-type="float">
            <text:p>46.6948</text:p>
          </table:table-cell>
          <table:table-cell office:value-type="float" office:value="40.7249" calcext:value-type="float">
            <text:p>40.724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499" calcext:value-type="float">
            <text:p>0.0499</text:p>
          </table:table-cell>
          <table:table-cell office:value-type="float" office:value="11.2315" calcext:value-type="float">
            <text:p>11.2315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2955" calcext:value-type="float">
            <text:p>0.2955</text:p>
          </table:table-cell>
          <table:table-cell office:value-type="float" office:value="99.5677" calcext:value-type="float">
            <text:p>99.5677</text:p>
          </table:table-cell>
          <table:table-cell table:formula="of:=100*[.C14]/([.C14]+[.G14])" office:value-type="float" office:value="80.6107070536181" calcext:value-type="float">
            <text:p>80.61070705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KS_04(B)_ol4</text:p>
          </table:table-cell>
          <table:table-cell office:value-type="float" office:value="46.8936" calcext:value-type="float">
            <text:p>46.8936</text:p>
          </table:table-cell>
          <table:table-cell office:value-type="float" office:value="40.572" calcext:value-type="float">
            <text:p>40.57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8" calcext:value-type="float">
            <text:p>0.0288</text:p>
          </table:table-cell>
          <table:table-cell office:value-type="float" office:value="11.187" calcext:value-type="float">
            <text:p>11.187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3043" calcext:value-type="float">
            <text:p>0.3043</text:p>
          </table:table-cell>
          <table:table-cell office:value-type="float" office:value="99.5654" calcext:value-type="float">
            <text:p>99.5654</text:p>
          </table:table-cell>
          <table:table-cell table:formula="of:=100*[.C15]/([.C15]+[.G15])" office:value-type="float" office:value="80.7388353426101" calcext:value-type="float">
            <text:p>80.7388353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KS_04(B)_ol4</text:p>
          </table:table-cell>
          <table:table-cell office:value-type="float" office:value="46.9836" calcext:value-type="float">
            <text:p>46.9836</text:p>
          </table:table-cell>
          <table:table-cell office:value-type="float" office:value="40.6234" calcext:value-type="float">
            <text:p>40.6234</text:p>
          </table:table-cell>
          <table:table-cell office:value-type="float" office:value="0" calcext:value-type="float">
            <text:p>0</text:p>
          </table:table-cell>
          <table:table-cell office:value-type="float" office:value="0.0332" calcext:value-type="float">
            <text:p>0.0332</text:p>
          </table:table-cell>
          <table:table-cell office:value-type="float" office:value="11.2324" calcext:value-type="float">
            <text:p>11.232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3017" calcext:value-type="float">
            <text:p>0.3017</text:p>
          </table:table-cell>
          <table:table-cell office:value-type="float" office:value="99.7383" calcext:value-type="float">
            <text:p>99.7383</text:p>
          </table:table-cell>
          <table:table-cell table:formula="of:=100*[.C16]/([.C16]+[.G16])" office:value-type="float" office:value="80.7056479318401" calcext:value-type="float">
            <text:p>80.70564793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KS_04(B)_ol5</text:p>
          </table:table-cell>
          <table:table-cell office:value-type="float" office:value="46.9021" calcext:value-type="float">
            <text:p>46.9021</text:p>
          </table:table-cell>
          <table:table-cell office:value-type="float" office:value="40.727" calcext:value-type="float">
            <text:p>40.7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517" calcext:value-type="float">
            <text:p>0.0517</text:p>
          </table:table-cell>
          <table:table-cell office:value-type="float" office:value="11.3104" calcext:value-type="float">
            <text:p>11.3104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296" calcext:value-type="float">
            <text:p>0.296</text:p>
          </table:table-cell>
          <table:table-cell office:value-type="float" office:value="99.7373" calcext:value-type="float">
            <text:p>99.7373</text:p>
          </table:table-cell>
          <table:table-cell table:formula="of:=100*[.C17]/([.C17]+[.G17])" office:value-type="float" office:value="80.5704960274855" calcext:value-type="float">
            <text:p>80.5704960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KS_04(B)_ol5</text:p>
          </table:table-cell>
          <table:table-cell office:value-type="float" office:value="46.9515" calcext:value-type="float">
            <text:p>46.9515</text:p>
          </table:table-cell>
          <table:table-cell office:value-type="float" office:value="40.8493" calcext:value-type="float">
            <text:p>40.849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35" calcext:value-type="float">
            <text:p>0.0435</text:p>
          </table:table-cell>
          <table:table-cell office:value-type="float" office:value="11.2689" calcext:value-type="float">
            <text:p>11.2689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2877" calcext:value-type="float">
            <text:p>0.2877</text:p>
          </table:table-cell>
          <table:table-cell office:value-type="float" office:value="99.8772" calcext:value-type="float">
            <text:p>99.8772</text:p>
          </table:table-cell>
          <table:table-cell table:formula="of:=100*[.C18]/([.C18]+[.G18])" office:value-type="float" office:value="80.6444132984315" calcext:value-type="float">
            <text:p>80.64441329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KS_04(B)_ol5</text:p>
          </table:table-cell>
          <table:table-cell office:value-type="float" office:value="46.8028" calcext:value-type="float">
            <text:p>46.8028</text:p>
          </table:table-cell>
          <table:table-cell office:value-type="float" office:value="40.9036" calcext:value-type="float">
            <text:p>40.903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238" calcext:value-type="float">
            <text:p>0.0238</text:p>
          </table:table-cell>
          <table:table-cell office:value-type="float" office:value="11.3564" calcext:value-type="float">
            <text:p>11.3564</text:p>
          </table:table-cell>
          <table:table-cell office:value-type="float" office:value="0.022" calcext:value-type="float">
            <text:p>0.02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3079" calcext:value-type="float">
            <text:p>0.3079</text:p>
          </table:table-cell>
          <table:table-cell office:value-type="float" office:value="99.8672" calcext:value-type="float">
            <text:p>99.8672</text:p>
          </table:table-cell>
          <table:table-cell table:formula="of:=100*[.C19]/([.C19]+[.G19])" office:value-type="float" office:value="80.4735966106824" calcext:value-type="float">
            <text:p>80.4735966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KS_04(B)_ol6</text:p>
          </table:table-cell>
          <table:table-cell office:value-type="float" office:value="47.0847" calcext:value-type="float">
            <text:p>47.0847</text:p>
          </table:table-cell>
          <table:table-cell office:value-type="float" office:value="40.5893" calcext:value-type="float">
            <text:p>40.5893</text:p>
          </table:table-cell>
          <table:table-cell office:value-type="float" office:value="0" calcext:value-type="float">
            <text:p>0</text:p>
          </table:table-cell>
          <table:table-cell office:value-type="float" office:value="0.0428" calcext:value-type="float">
            <text:p>0.0428</text:p>
          </table:table-cell>
          <table:table-cell office:value-type="float" office:value="11.2931" calcext:value-type="float">
            <text:p>11.2931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3183" calcext:value-type="float">
            <text:p>0.3183</text:p>
          </table:table-cell>
          <table:table-cell office:value-type="float" office:value="99.8666" calcext:value-type="float">
            <text:p>99.8666</text:p>
          </table:table-cell>
          <table:table-cell table:formula="of:=100*[.C20]/([.C20]+[.G20])" office:value-type="float" office:value="80.6551463056162" calcext:value-type="float">
            <text:p>80.6551463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9KS_04(B)_ol6</text:p>
          </table:table-cell>
          <table:table-cell office:value-type="float" office:value="46.8031" calcext:value-type="float">
            <text:p>46.8031</text:p>
          </table:table-cell>
          <table:table-cell office:value-type="float" office:value="40.4733" calcext:value-type="float">
            <text:p>40.47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96" calcext:value-type="float">
            <text:p>0.0696</text:p>
          </table:table-cell>
          <table:table-cell office:value-type="float" office:value="11.2842" calcext:value-type="float">
            <text:p>11.2842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133" calcext:value-type="float">
            <text:p>0.3133</text:p>
          </table:table-cell>
          <table:table-cell office:value-type="float" office:value="99.4912" calcext:value-type="float">
            <text:p>99.4912</text:p>
          </table:table-cell>
          <table:table-cell table:formula="of:=100*[.C21]/([.C21]+[.G21])" office:value-type="float" office:value="80.5737226553825" calcext:value-type="float">
            <text:p>80.57372265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9KS_04(B)_ol6</text:p>
          </table:table-cell>
          <table:table-cell office:value-type="float" office:value="47.0447" calcext:value-type="float">
            <text:p>47.0447</text:p>
          </table:table-cell>
          <table:table-cell office:value-type="float" office:value="40.4526" calcext:value-type="float">
            <text:p>40.4526</text:p>
          </table:table-cell>
          <table:table-cell office:value-type="float" office:value="0" calcext:value-type="float">
            <text:p>0</text:p>
          </table:table-cell>
          <table:table-cell office:value-type="float" office:value="0.0477" calcext:value-type="float">
            <text:p>0.0477</text:p>
          </table:table-cell>
          <table:table-cell office:value-type="float" office:value="11.2322" calcext:value-type="float">
            <text:p>11.2322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3202" calcext:value-type="float">
            <text:p>0.3202</text:p>
          </table:table-cell>
          <table:table-cell office:value-type="float" office:value="99.6586" calcext:value-type="float">
            <text:p>99.6586</text:p>
          </table:table-cell>
          <table:table-cell table:formula="of:=100*[.C22]/([.C22]+[.G22])" office:value-type="float" office:value="80.7261539306312" calcext:value-type="float">
            <text:p>80.72615393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9KS_04(B)_ol7</text:p>
          </table:table-cell>
          <table:table-cell office:value-type="float" office:value="45.9822" calcext:value-type="float">
            <text:p>45.9822</text:p>
          </table:table-cell>
          <table:table-cell office:value-type="float" office:value="40.3096" calcext:value-type="float">
            <text:p>40.309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01" calcext:value-type="float">
            <text:p>0.0501</text:p>
          </table:table-cell>
          <table:table-cell office:value-type="float" office:value="12.5098" calcext:value-type="float">
            <text:p>12.5098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839" calcext:value-type="float">
            <text:p>0.2839</text:p>
          </table:table-cell>
          <table:table-cell office:value-type="float" office:value="99.695" calcext:value-type="float">
            <text:p>99.695</text:p>
          </table:table-cell>
          <table:table-cell table:formula="of:=100*[.C23]/([.C23]+[.G23])" office:value-type="float" office:value="78.6128017506668" calcext:value-type="float">
            <text:p>78.61280175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KS_04(B)_ol7</text:p>
          </table:table-cell>
          <table:table-cell office:value-type="float" office:value="45.917" calcext:value-type="float">
            <text:p>45.917</text:p>
          </table:table-cell>
          <table:table-cell office:value-type="float" office:value="40.6491" calcext:value-type="float">
            <text:p>40.649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1" calcext:value-type="float">
            <text:p>0.0321</text:p>
          </table:table-cell>
          <table:table-cell office:value-type="float" office:value="12.0227" calcext:value-type="float">
            <text:p>12.0227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861" calcext:value-type="float">
            <text:p>0.2861</text:p>
          </table:table-cell>
          <table:table-cell office:value-type="float" office:value="99.4821" calcext:value-type="float">
            <text:p>99.4821</text:p>
          </table:table-cell>
          <table:table-cell table:formula="of:=100*[.C24]/([.C24]+[.G24])" office:value-type="float" office:value="79.2496336708682" calcext:value-type="float">
            <text:p>79.2496336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9KS_04(B)_ol7</text:p>
          </table:table-cell>
          <table:table-cell office:value-type="float" office:value="45.9567" calcext:value-type="float">
            <text:p>45.9567</text:p>
          </table:table-cell>
          <table:table-cell office:value-type="float" office:value="40.5775" calcext:value-type="float">
            <text:p>40.5775</text:p>
          </table:table-cell>
          <table:table-cell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office:value-type="float" office:value="12.2296" calcext:value-type="float">
            <text:p>12.2296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898" calcext:value-type="float">
            <text:p>0.2898</text:p>
          </table:table-cell>
          <table:table-cell office:value-type="float" office:value="99.6273" calcext:value-type="float">
            <text:p>99.6273</text:p>
          </table:table-cell>
          <table:table-cell table:formula="of:=100*[.C25]/([.C25]+[.G25])" office:value-type="float" office:value="78.9819940432714" calcext:value-type="float">
            <text:p>78.98199404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9KS_04(B)_ol8</text:p>
          </table:table-cell>
          <table:table-cell office:value-type="float" office:value="45.5455" calcext:value-type="float">
            <text:p>45.5455</text:p>
          </table:table-cell>
          <table:table-cell office:value-type="float" office:value="40.1337" calcext:value-type="float">
            <text:p>40.1337</text:p>
          </table:table-cell>
          <table:table-cell office:value-type="float" office:value="0" calcext:value-type="float">
            <text:p>0</text:p>
          </table:table-cell>
          <table:table-cell office:value-type="float" office:value="0.0479" calcext:value-type="float">
            <text:p>0.0479</text:p>
          </table:table-cell>
          <table:table-cell office:value-type="float" office:value="12.9347" calcext:value-type="float">
            <text:p>12.9347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593" calcext:value-type="float">
            <text:p>0.2593</text:p>
          </table:table-cell>
          <table:table-cell office:value-type="float" office:value="99.4777" calcext:value-type="float">
            <text:p>99.4777</text:p>
          </table:table-cell>
          <table:table-cell table:formula="of:=100*[.C26]/([.C26]+[.G26])" office:value-type="float" office:value="77.881915588524" calcext:value-type="float">
            <text:p>77.88191558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KS_04(B)_ol8</text:p>
          </table:table-cell>
          <table:table-cell office:value-type="float" office:value="46.2295" calcext:value-type="float">
            <text:p>46.2295</text:p>
          </table:table-cell>
          <table:table-cell office:value-type="float" office:value="40.6059" calcext:value-type="float">
            <text:p>40.605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07" calcext:value-type="float">
            <text:p>0.0407</text:p>
          </table:table-cell>
          <table:table-cell office:value-type="float" office:value="11.9468" calcext:value-type="float">
            <text:p>11.946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2992" calcext:value-type="float">
            <text:p>0.2992</text:p>
          </table:table-cell>
          <table:table-cell office:value-type="float" office:value="99.6818" calcext:value-type="float">
            <text:p>99.6818</text:p>
          </table:table-cell>
          <table:table-cell table:formula="of:=100*[.C27]/([.C27]+[.G27])" office:value-type="float" office:value="79.4644898352078" calcext:value-type="float">
            <text:p>79.4644898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9KS_04(B)_ol8</text:p>
          </table:table-cell>
          <table:table-cell office:value-type="float" office:value="46.2188" calcext:value-type="float">
            <text:p>46.2188</text:p>
          </table:table-cell>
          <table:table-cell office:value-type="float" office:value="40.4972" calcext:value-type="float">
            <text:p>40.4972</text:p>
          </table:table-cell>
          <table:table-cell office:value-type="float" office:value="0" calcext:value-type="float">
            <text:p>0</text:p>
          </table:table-cell>
          <table:table-cell office:value-type="float" office:value="0.0528" calcext:value-type="float">
            <text:p>0.0528</text:p>
          </table:table-cell>
          <table:table-cell office:value-type="float" office:value="12.1668" calcext:value-type="float">
            <text:p>12.166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868" calcext:value-type="float">
            <text:p>0.2868</text:p>
          </table:table-cell>
          <table:table-cell office:value-type="float" office:value="99.7524" calcext:value-type="float">
            <text:p>99.7524</text:p>
          </table:table-cell>
          <table:table-cell table:formula="of:=100*[.C28]/([.C28]+[.G28])" office:value-type="float" office:value="79.1613000465868" calcext:value-type="float">
            <text:p>79.16130004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9KS_04(B)_ol9</text:p>
          </table:table-cell>
          <table:table-cell office:value-type="float" office:value="47.0965" calcext:value-type="float">
            <text:p>47.0965</text:p>
          </table:table-cell>
          <table:table-cell office:value-type="float" office:value="40.6226" calcext:value-type="float">
            <text:p>40.6226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588" calcext:value-type="float">
            <text:p>0.0588</text:p>
          </table:table-cell>
          <table:table-cell office:value-type="float" office:value="11.4562" calcext:value-type="float">
            <text:p>11.4562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3154" calcext:value-type="float">
            <text:p>0.3154</text:p>
          </table:table-cell>
          <table:table-cell office:value-type="float" office:value="100.1287" calcext:value-type="float">
            <text:p>100.1287</text:p>
          </table:table-cell>
          <table:table-cell table:formula="of:=100*[.C29]/([.C29]+[.G29])" office:value-type="float" office:value="80.4343779193786" calcext:value-type="float">
            <text:p>80.43437791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KS_04(B)_ol9</text:p>
          </table:table-cell>
          <table:table-cell office:value-type="float" office:value="47.1415" calcext:value-type="float">
            <text:p>47.1415</text:p>
          </table:table-cell>
          <table:table-cell office:value-type="float" office:value="40.673" calcext:value-type="float">
            <text:p>40.6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916" calcext:value-type="float">
            <text:p>0.0916</text:p>
          </table:table-cell>
          <table:table-cell office:value-type="float" office:value="11.1509" calcext:value-type="float">
            <text:p>11.1509</text:p>
          </table:table-cell>
          <table:table-cell office:value-type="float" office:value="0.072" calcext:value-type="float">
            <text:p>0.072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3044" calcext:value-type="float">
            <text:p>0.3044</text:p>
          </table:table-cell>
          <table:table-cell office:value-type="float" office:value="99.9248" calcext:value-type="float">
            <text:p>99.9248</text:p>
          </table:table-cell>
          <table:table-cell table:formula="of:=100*[.C30]/([.C30]+[.G30])" office:value-type="float" office:value="80.8707481592798" calcext:value-type="float">
            <text:p>80.87074815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9KS_04(B)_ol9</text:p>
          </table:table-cell>
          <table:table-cell office:value-type="float" office:value="46.8372" calcext:value-type="float">
            <text:p>46.8372</text:p>
          </table:table-cell>
          <table:table-cell office:value-type="float" office:value="40.6854" calcext:value-type="float">
            <text:p>40.6854</text:p>
          </table:table-cell>
          <table:table-cell office:value-type="float" office:value="0" calcext:value-type="float">
            <text:p>0</text:p>
          </table:table-cell>
          <table:table-cell office:value-type="float" office:value="0.0647" calcext:value-type="float">
            <text:p>0.0647</text:p>
          </table:table-cell>
          <table:table-cell office:value-type="float" office:value="11.1765" calcext:value-type="float">
            <text:p>11.1765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3167" calcext:value-type="float">
            <text:p>0.3167</text:p>
          </table:table-cell>
          <table:table-cell office:value-type="float" office:value="99.6377" calcext:value-type="float">
            <text:p>99.6377</text:p>
          </table:table-cell>
          <table:table-cell table:formula="of:=100*[.C31]/([.C31]+[.G31])" office:value-type="float" office:value="80.7347230050833" calcext:value-type="float">
            <text:p>80.73472300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KS_04(B)_ol10</text:p>
          </table:table-cell>
          <table:table-cell office:value-type="float" office:value="46.8799" calcext:value-type="float">
            <text:p>46.8799</text:p>
          </table:table-cell>
          <table:table-cell office:value-type="float" office:value="40.5015" calcext:value-type="float">
            <text:p>40.501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.2883" calcext:value-type="float">
            <text:p>11.2883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091" calcext:value-type="float">
            <text:p>0.3091</text:p>
          </table:table-cell>
          <table:table-cell office:value-type="float" office:value="99.5789" calcext:value-type="float">
            <text:p>99.5789</text:p>
          </table:table-cell>
          <table:table-cell table:formula="of:=100*[.C32]/([.C32]+[.G32])" office:value-type="float" office:value="80.5936920860539" calcext:value-type="float">
            <text:p>80.59369208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9KS_04(B)_ol10</text:p>
          </table:table-cell>
          <table:table-cell office:value-type="float" office:value="46.8524" calcext:value-type="float">
            <text:p>46.8524</text:p>
          </table:table-cell>
          <table:table-cell office:value-type="float" office:value="40.7162" calcext:value-type="float">
            <text:p>40.71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431" calcext:value-type="float">
            <text:p>0.0431</text:p>
          </table:table-cell>
          <table:table-cell office:value-type="float" office:value="11.1172" calcext:value-type="float">
            <text:p>11.1172</text:p>
          </table:table-cell>
          <table:table-cell office:value-type="float" office:value="0.069" calcext:value-type="float">
            <text:p>0.069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3077" calcext:value-type="float">
            <text:p>0.3077</text:p>
          </table:table-cell>
          <table:table-cell office:value-type="float" office:value="99.5893" calcext:value-type="float">
            <text:p>99.5893</text:p>
          </table:table-cell>
          <table:table-cell table:formula="of:=100*[.C33]/([.C33]+[.G33])" office:value-type="float" office:value="80.8223620656344" calcext:value-type="float">
            <text:p>80.82236206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KS_04(B)_ol10</text:p>
          </table:table-cell>
          <table:table-cell office:value-type="float" office:value="46.745" calcext:value-type="float">
            <text:p>46.745</text:p>
          </table:table-cell>
          <table:table-cell office:value-type="float" office:value="40.6744" calcext:value-type="float">
            <text:p>40.674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431" calcext:value-type="float">
            <text:p>0.0431</text:p>
          </table:table-cell>
          <table:table-cell office:value-type="float" office:value="11.2704" calcext:value-type="float">
            <text:p>11.2704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3215" calcext:value-type="float">
            <text:p>0.3215</text:p>
          </table:table-cell>
          <table:table-cell office:value-type="float" office:value="99.614" calcext:value-type="float">
            <text:p>99.614</text:p>
          </table:table-cell>
          <table:table-cell table:formula="of:=100*[.C34]/([.C34]+[.G34])" office:value-type="float" office:value="80.5734339502959" calcext:value-type="float">
            <text:p>80.57343395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9KS_04(B)_ol11</text:p>
          </table:table-cell>
          <table:table-cell office:value-type="float" office:value="46.9298" calcext:value-type="float">
            <text:p>46.9298</text:p>
          </table:table-cell>
          <table:table-cell office:value-type="float" office:value="40.5084" calcext:value-type="float">
            <text:p>40.5084</text:p>
          </table:table-cell>
          <table:table-cell office:value-type="float" office:value="0" calcext:value-type="float">
            <text:p>0</text:p>
          </table:table-cell>
          <table:table-cell office:value-type="float" office:value="0.0688" calcext:value-type="float">
            <text:p>0.0688</text:p>
          </table:table-cell>
          <table:table-cell office:value-type="float" office:value="11.3901" calcext:value-type="float">
            <text:p>11.3901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3065" calcext:value-type="float">
            <text:p>0.3065</text:p>
          </table:table-cell>
          <table:table-cell office:value-type="float" office:value="99.7424" calcext:value-type="float">
            <text:p>99.7424</text:p>
          </table:table-cell>
          <table:table-cell table:formula="of:=100*[.C35]/([.C35]+[.G35])" office:value-type="float" office:value="80.4696167174498" calcext:value-type="float">
            <text:p>80.4696167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KS_04(B)_ol11</text:p>
          </table:table-cell>
          <table:table-cell office:value-type="float" office:value="46.9854" calcext:value-type="float">
            <text:p>46.9854</text:p>
          </table:table-cell>
          <table:table-cell office:value-type="float" office:value="40.8903" calcext:value-type="float">
            <text:p>40.890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422" calcext:value-type="float">
            <text:p>0.0422</text:p>
          </table:table-cell>
          <table:table-cell office:value-type="float" office:value="11.2433" calcext:value-type="float">
            <text:p>11.2433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3043" calcext:value-type="float">
            <text:p>0.3043</text:p>
          </table:table-cell>
          <table:table-cell office:value-type="float" office:value="100.0667" calcext:value-type="float">
            <text:p>100.0667</text:p>
          </table:table-cell>
          <table:table-cell table:formula="of:=100*[.C36]/([.C36]+[.G36])" office:value-type="float" office:value="80.6911368448892" calcext:value-type="float">
            <text:p>80.69113684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9KS_04(B)_ol11</text:p>
          </table:table-cell>
          <table:table-cell office:value-type="float" office:value="46.8775" calcext:value-type="float">
            <text:p>46.8775</text:p>
          </table:table-cell>
          <table:table-cell office:value-type="float" office:value="40.6273" calcext:value-type="float">
            <text:p>40.6273</text:p>
          </table:table-cell>
          <table:table-cell office:value-type="float" office:value="0" calcext:value-type="float">
            <text:p>0</text:p>
          </table:table-cell>
          <table:table-cell office:value-type="float" office:value="0.0616" calcext:value-type="float">
            <text:p>0.0616</text:p>
          </table:table-cell>
          <table:table-cell office:value-type="float" office:value="11.2904" calcext:value-type="float">
            <text:p>11.2904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3064" calcext:value-type="float">
            <text:p>0.3064</text:p>
          </table:table-cell>
          <table:table-cell office:value-type="float" office:value="99.7146" calcext:value-type="float">
            <text:p>99.7146</text:p>
          </table:table-cell>
          <table:table-cell table:formula="of:=100*[.C37]/([.C37]+[.G37])" office:value-type="float" office:value="80.5899817596991" calcext:value-type="float">
            <text:p>80.58998175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8:40:44.010000000</dc:date>
    <meta:editing-duration>P0D</meta:editing-duration>
    <meta:editing-cycles>1</meta:editing-cycles>
    <meta:generator>LibreOffice/4.1.0.4$Windows_x86 LibreOffice_project/89ea49ddacd9aa532507cbf852f2bb22b1ace28</meta:generator>
    <meta:document-statistic meta:table-count="1" meta:cell-count="474" meta:object-count="0"/>
  </office:meta>
</office:document-meta>
</file>